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ize="2pt" style:font-size-asian="2.40000009536743pt" style:font-size-complex="2.40000009536743pt"/>
    </style:style>
    <style:style style:name="P3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tyle="italic" style:font-style-asian="italic" style:font-style-complex="italic"/>
    </style:style>
    <style:style style:name="P4" style:family="paragraph" style:parent-style-name="Frame_20_contents" style:master-page-name="">
      <style:paragraph-properties fo:margin-top="0cm" fo:margin-bottom="0cm" fo:text-align="end" style:justify-single-word="false" style:page-number="auto" fo:background-color="transparent" style:shadow="none">
        <style:background-image/>
      </style:paragraph-properties>
    </style:style>
    <style:style style:name="P5" style:family="paragraph" style:parent-style-name="Standard">
      <style:paragraph-properties fo:line-height="150%" fo:text-align="justify" style:justify-single-word="false"/>
      <style:text-properties fo:font-size="2pt" style:font-size-asian="2.40000009536743pt" style:font-size-complex="2.40000009536743pt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00%" fo:text-align="justify" style:justify-single-word="false"/>
    </style:style>
    <style:style style:name="P8" style:family="paragraph" style:parent-style-name="Standard" style:master-page-name="">
      <style:paragraph-properties fo:margin-left="3.551cm" fo:margin-right="3.507cm" fo:text-align="center" style:justify-single-word="false" fo:text-indent="0cm" style:auto-text-indent="false" style:page-number="auto" fo:background-color="#00cccc" fo:padding="0.049cm" fo:border="0.018cm solid #000000" style:shadow="#808080 0.101cm 0.101cm">
        <style:background-image/>
      </style:paragraph-properties>
    </style:style>
    <style:style style:name="P9" style:family="paragraph" style:parent-style-name="Standard">
      <style:paragraph-properties fo:margin-left="3.551cm" fo:margin-right="3.507cm" fo:text-align="center" style:justify-single-word="false" fo:text-indent="0cm" style:auto-text-indent="false" fo:background-color="#00cccc" fo:padding="0.049cm" fo:border="0.018cm solid #000000" style:shadow="#808080 0.101cm 0.101cm">
        <style:background-image/>
      </style:paragraph-properties>
      <style:text-properties fo:font-size="25pt" fo:font-weight="bold" style:font-size-asian="25pt" style:font-weight-asian="bold" style:font-size-complex="25pt" style:font-weight-complex="bold"/>
    </style:style>
    <style:style style:name="P10" style:family="paragraph" style:parent-style-name="Standard">
      <style:paragraph-properties fo:margin-left="3.551cm" fo:margin-right="3.507cm" fo:text-align="center" style:justify-single-word="false" fo:text-indent="0cm" style:auto-text-indent="false" fo:background-color="#00cccc" fo:padding="0.049cm" fo:border="0.018cm solid #000000" style:shadow="#808080 0.101cm 0.101cm">
        <style:background-image/>
      </style:paragraph-properties>
    </style:style>
    <style:style style:name="P11" style:family="paragraph" style:parent-style-name="Standard">
      <style:paragraph-properties fo:margin-left="3.551cm" fo:margin-right="3.507cm" fo:text-align="center" style:justify-single-word="false" fo:text-indent="0cm" style:auto-text-indent="false" fo:background-color="#00cccc" fo:padding="0.049cm" fo:border="0.018cm solid #000000" style:shadow="#808080 0.101cm 0.101cm">
        <style:background-image/>
      </style:paragraph-properties>
      <style:text-properties fo:font-size="15pt" fo:font-style="italic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text-align="justify" style:justify-single-word="false" fo:background-color="#ffffcc" fo:padding="0cm" fo:border-left="none" fo:border-right="none" fo:border-top="none" fo:border-bottom="0.018cm solid #000000" style:shadow="none">
        <style:background-image/>
      </style:paragraph-properties>
      <style:text-properties fo:font-size="2pt" style:font-size-asian="2.40000009536743pt" style:font-size-complex="2.40000009536743pt"/>
    </style:style>
    <style:style style:name="P13" style:family="paragraph" style:parent-style-name="Standard">
      <style:paragraph-properties fo:line-height="100%" fo:text-align="justify" style:justify-single-word="false" fo:background-color="#ffffcc" fo:padding="0cm" fo:border-left="none" fo:border-right="none" fo:border-top="none" fo:border-bottom="0.018cm solid #000000" style:shadow="none">
        <style:background-image/>
      </style:paragraph-properties>
      <style:text-properties fo:font-size="2pt" style:font-size-asian="2.40000009536743pt" style:font-size-complex="2.40000009536743pt"/>
    </style:style>
    <style:style style:name="P14" style:family="paragraph" style:parent-style-name="Standard">
      <style:paragraph-properties fo:text-align="justify" style:justify-single-word="false" fo:background-color="#ffffcc" fo:padding="0cm" fo:border-left="none" fo:border-right="none" fo:border-top="none" fo:border-bottom="0.018cm solid #000000" style:shadow="none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margin-left="1.275cm" fo:margin-right="0.048cm" fo:line-height="150%" fo:text-align="start" style:justify-single-word="false" fo:text-indent="0cm" style:auto-text-indent="false" style:page-number="auto" fo:background-color="#ffffcc" fo:padding="0.049cm" fo:border="0.018cm solid #000000" style:shadow="none">
        <style:background-image/>
      </style:paragraph-properties>
    </style:style>
    <style:style style:name="P16" style:family="paragraph" style:parent-style-name="Standard" style:list-style-name="L1">
      <style:paragraph-properties fo:line-height="150%" fo:text-align="justify" style:justify-single-word="false"/>
    </style:style>
    <style:style style:name="P17" style:family="paragraph" style:parent-style-name="Standard" style:list-style-name="L2">
      <style:paragraph-properties fo:line-height="150%" fo:text-align="justify" style:justify-single-word="false"/>
    </style:style>
    <style:style style:name="P18" style:family="paragraph" style:parent-style-name="Standard" style:list-style-name="L3">
      <style:paragraph-properties fo:line-height="150%" fo:text-align="justify" style:justify-single-word="false"/>
    </style:style>
    <style:style style:name="P19" style:family="paragraph" style:parent-style-name="Standard">
      <style:paragraph-properties fo:text-align="justify" style:justify-single-word="false" fo:background-color="#ffffcc" fo:padding="0cm" fo:border-left="none" fo:border-right="none" fo:border-top="none" fo:border-bottom="0.018cm solid #000000" style:shadow="none">
        <style:background-image/>
      </style:paragraph-properties>
      <style:text-properties fo:font-size="2pt" fo:font-weight="bold" style:font-size-asian="2.40000009536743pt" style:font-weight-asian="bold" style:font-size-complex="2.40000009536743pt" style:font-weight-complex="bold"/>
    </style:style>
    <style:style style:name="P20" style:family="paragraph" style:parent-style-name="Standard" style:master-page-name="">
      <style:paragraph-properties fo:margin-left="1.298cm" fo:margin-right="0.048cm" fo:line-height="150%" fo:text-align="start" style:justify-single-word="false" fo:text-indent="0cm" style:auto-text-indent="false" style:page-number="auto" fo:background-color="#ffffcc" fo:padding="0.049cm" fo:border="0.018cm solid #000000" style:shadow="none">
        <style:background-image/>
      </style:paragraph-properties>
      <style:text-properties style:font-name="Courier New"/>
    </style:style>
    <style:style style:name="P21" style:family="paragraph" style:parent-style-name="Standard" style:master-page-name="">
      <style:paragraph-properties fo:margin-left="1.323cm" fo:margin-right="0.048cm" fo:line-height="150%" fo:text-align="start" style:justify-single-word="false" fo:text-indent="0cm" style:auto-text-indent="false" style:page-number="auto" fo:background-color="#ffffcc" fo:padding="0.049cm" fo:border="0.018cm solid #000000" style:shadow="none">
        <style:background-image/>
      </style:paragraph-properties>
      <style:text-properties style:font-name="Courier New"/>
    </style:style>
    <style:style style:name="P22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ize="2pt" style:font-size-asian="2.40000009536743pt" style:font-size-complex="2.4000000953674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/>
      <text:p text:style-name="P9">Imjur</text:p>
      <text:p text:style-name="P10"/>
      <text:p text:style-name="P11">Installation du serveur</text:p>
      <text:p text:style-name="P10"/>
      <text:p text:style-name="P7"/>
      <text:p text:style-name="P7"/>
      <text:p text:style-name="P7"/>
      <text:p text:style-name="P13"/>
      <text:p text:style-name="P14"><text:tab/> <text:s/>I. Installation de PostgreSQL</text:p>
      <text:p text:style-name="P12"/>
      <text:p text:style-name="P6"/>
      <text:p text:style-name="P6"/>
      <text:list xml:id="list3394825352680928113" text:style-name="L1">
        <text:list-item>
          <text:p text:style-name="P16">Télécharger l'exécutable d'installation de <text:span text:style-name="T1">PostgreSQL</text:span> depuis le site officiel (<text:a xlink:type="simple" xlink:href="http://www.postgresql.org/download/" text:style-name="Internet_20_link" text:visited-style-name="Visited_20_Internet_20_Link"><text:span text:style-name="Citation"><text:span text:style-name="T2">http://www.postgresql.org/download/</text:span></text:span></text:a>), puis procéder à l'installation.</text:p>
        </text:list-item>
      </text:list>
      <text:p text:style-name="P6"/>
      <text:list xml:id="list36234063" text:continue-numbering="true" text:style-name="L1">
        <text:list-item>
          <text:p text:style-name="P16">Lancer <text:span text:style-name="T1">pgAdmin</text:span>. Dans l'interface, créer un nouveau serveur (Fichier &gt; Ajouter un serveur). Lui donner n'importe quel nom, mettre '<text:span text:style-name="T1">localhost</text:span>' dans le champ <text:span text:style-name="T1">Hôte</text:span>, puis cliquer sur OK.</text:p>
          <text:p text:style-name="P16"/>
        </text:list-item>
        <text:list-item>
          <text:p text:style-name="P16">Dans le serveur fraîchement créé, ajouter un nouveau rôle (clic-droit sur le serveur &gt; Ajouter un objet &gt; Ajouter un rôle de connexion). Mettre '<text:span text:style-name="T1">imjur</text:span>' dans le champ <text:span text:style-name="T1">Nom</text:span>, mettre '<text:span text:style-name="T1">imjur</text:span>' dans les deux champs <text:span text:style-name="T1">Mot de passe</text:span> (dans l'onglet Définition).</text:p>
        </text:list-item>
      </text:list>
      <text:p text:style-name="P6"/>
      <text:list xml:id="list36239194" text:continue-numbering="true" text:style-name="L1">
        <text:list-item>
          <text:p text:style-name="P16">Créer une nouvelle base de données (Clic-droit sur Base de données &gt; Ajouter une base de données...). Dans le champ <text:span text:style-name="T1">Nom</text:span>, mettre '<text:span text:style-name="T1">imjur</text:span>'. Dans le champ <text:span text:style-name="T1">Propriétaire</text:span>, sélectionner '<text:span text:style-name="T1">imjur</text:span>'. Cliquer ensuite sur OK.</text:p>
          <text:p text:style-name="P16"/>
        </text:list-item>
        <text:list-item>
          <text:p text:style-name="P16">Pour les prochaines étapes, laisser ouvert <text:span text:style-name="T1">pgAdmin</text:span>.</text:p>
        </text:list-item>
      </text:list>
      <text:p text:style-name="P6"/>
      <text:p text:style-name="P6"/>
      <text:p text:style-name="P6"/>
      <text:p text:style-name="P12"/>
      <text:p text:style-name="P14"><text:tab/> <text:s/><text:span text:style-name="T2">I</text:span>I. Installation de Node.js et de git</text:p>
      <text:p text:style-name="P12"/>
      <text:p text:style-name="P6"/>
      <text:p text:style-name="P6"/>
      <text:list xml:id="list4243240889117599109" text:style-name="L2">
        <text:list-item>
          <text:p text:style-name="P17">Télécharger l'exécutable d'installation <text:span text:style-name="T1">Node.js</text:span> depuis le site officiel (<text:a xlink:type="simple" xlink:href="http://nodejs.org/download/" text:style-name="Internet_20_link" text:visited-style-name="Visited_20_Internet_20_Link">http://nodejs.org/download/</text:a>), puis procéder à l'installation.</text:p>
          <text:p text:style-name="P17"/>
        </text:list-item>
        <text:list-item>
          <text:p text:style-name="P17">Télécharger l'exécutable d'installation <text:span text:style-name="T1">git</text:span> depuis le site officiel (<text:a xlink:type="simple" xlink:href="http://git-scm.com/downloads" text:style-name="Internet_20_link" text:visited-style-name="Visited_20_Internet_20_Link">http://git-scm.com/downloads</text:a>), puis procéder à son installation.</text:p>
        </text:list-item>
      </text:list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</text:p>
      <text:p text:style-name="P14"><text:tab/> I<text:span text:style-name="T2">I</text:span>I. Récupération du code source</text:p>
      <text:p text:style-name="P12"/>
      <text:p text:style-name="P6"/>
      <text:p text:style-name="P6"/>
      <text:list xml:id="list36238207" text:continue-numbering="true" text:style-name="L2">
        <text:list-item>
          <text:p text:style-name="P17">Récupérer le code source depuis <text:span text:style-name="T1">git</text:span>, en tapant la commande :</text:p>
        </text:list-item>
      </text:list>
      <text:p text:style-name="P15"><text:span text:style-name="T3">git clone </text:span><text:a xlink:type="simple" xlink:href="https://github.com/alfredduffyer/Imjur-Server.git" text:style-name="Internet_20_link" text:visited-style-name="Visited_20_Internet_20_Link"><text:span text:style-name="T3">https://github.com/alfredduffyer/Imjur-Server.git</text:span></text:a></text:p>
      <text:list xml:id="list36244108" text:continue-numbering="true" text:style-name="L2">
        <text:list-header>
          <text:p text:style-name="P17"/>
        </text:list-header>
        <text:list-item>
          <text:p text:style-name="P17">Dans le répertoire du projet, copier puis coller le fichier '<text:span text:style-name="T1">local_settings.js.example</text:span>', et nommer sa copie '<text:span text:style-name="T1">local_settings.js</text:span>'. Ouvrir ce fichier, et remplir les champs en fonction de ce qui a été créé dans pgAdmin. Modifier si besoin les champs <text:span text:style-name="T1">db_name</text:span> (nom de la base de données), <text:span text:style-name="T1">login</text:span> (nom du rôle créé), <text:span text:style-name="T1">password</text:span> (mot de passe associé au rôle). <text:span text:style-name="T1">Modifier obligatoirement</text:span> le champ <text:span text:style-name="T1">secret</text:span>, mettre un chaîne de caractère aléatoire.</text:p>
          <text:p text:style-name="P17"/>
        </text:list-item>
        <text:list-item>
          <text:p text:style-name="P17">Installer les modules nécessaires au fonctionnement du projet. Dans le répertoire du projet, taper la commande  :</text:p>
        </text:list-item>
      </text:list>
      <text:p text:style-name="P20">npm install</text:p>
      <text:list xml:id="list341401068088993413" text:style-name="L3">
        <text:list-header>
          <text:p text:style-name="P18"/>
        </text:list-header>
        <text:list-item>
          <text:p text:style-name="P18">Lancer le projet grâce à la commande :</text:p>
        </text:list-item>
      </text:list>
      <text:p text:style-name="P21">node app.js</text:p>
      <text:list xml:id="list36259463" text:continue-numbering="true" text:style-name="L3">
        <text:list-header>
          <text:p text:style-name="P18"/>
        </text:list-header>
        <text:list-item>
          <text:p text:style-name="P18">Dans la console, il devrait s'afficher des requêtes SQL de création de tables, puis '<text:span text:style-name="T1">Listening on 3000</text:span>'. Dans ce cas, le serveur est lancé et cela fonctionne.</text:p>
          <text:p text:style-name="P18"/>
        </text:list-item>
        <text:list-item>
          <text:p text:style-name="P18">Accéder à l'API sur localhost (127.0.0.1), port 3000 (<text:a xlink:type="simple" xlink:href="http://localhost:3000/" text:style-name="Internet_20_link" text:visited-style-name="Visited_20_Internet_20_Link">http://localhost:3000</text:a>).</text:p>
        </text:list-item>
      </text:list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ize="2pt" style:font-size-asian="2.40000009536743pt" style:font-size-complex="2.40000009536743pt"/>
    </style:style>
    <style:style style:name="MP2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weight="bold" style:font-weight-asian="bold" style:font-weight-complex="bold"/>
    </style:style>
    <style:style style:name="MP3" style:family="paragraph" style:parent-style-name="Frame_20_contents" style:master-page-name="">
      <style:paragraph-properties fo:margin-top="0cm" fo:margin-bottom="0cm" fo:text-align="end" style:justify-single-word="false" style:page-number="auto" fo:background-color="transparent" style:shadow="none">
        <style:background-image/>
      </style:paragraph-properties>
    </style:style>
    <style:style style:name="MP4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draw:frame draw:style-name="Mfr1" draw:name="Cadre1" text:anchor-type="paragraph" svg:x="13.374cm" svg:y="0.222cm" svg:width="3.6cm" draw:z-index="1"><draw:text-box fo:min-height="0.406cm"><text:p text:style-name="MP3">Page <text:page-number text:select-page="current">1</text:page-number> / <text:page-count>2</text:page-count> </text:p></draw:text-box></draw:frame>Imjur</text:p>
        <text:p text:style-name="MP1"/>
        <text:p text:style-name="MP4">Installation du serveur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ctave SALADE</meta:initial-creator>
    <meta:creation-date>2014-12-18T14:16:30</meta:creation-date>
    <dc:date>2014-12-18T16:08:56.01</dc:date>
    <dc:creator>Octave SALADE</dc:creator>
    <meta:editing-duration>PT47M11S</meta:editing-duration>
    <meta:editing-cycles>52</meta:editing-cycles>
    <meta:generator>OpenOffice/4.1.0$Win32 OpenOffice.org_project/410m18$Build-9764</meta:generator>
    <meta:document-statistic meta:table-count="0" meta:image-count="0" meta:object-count="0" meta:page-count="2" meta:paragraph-count="24" meta:word-count="338" meta:character-count="2250"/>
  </office:meta>
</office:document-meta>
</file>